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Mangal2" svg:font-family="Mangal"/>
    <style:font-face style:name="OpenSymbol" svg:font-family="OpenSymbol"/>
    <style:font-face style:name="Segoe UI" svg:font-family="'Segoe UI', Arial, sans-serif"/>
    <style:font-face style:name="Tomaha" svg:font-family="Tomaha"/>
    <style:font-face style:name="Verdana" svg:font-family="Verdan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17.013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2pt" fo:font-style="italic" fo:text-shadow="none" style:text-underline-style="none" fo:font-weight="bold" style:letter-kerning="true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letter-kerning="tru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 style:list-style-name="L1"/>
    <style:style style:name="P7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text-properties style:font-name="Tomaha" fo:font-size="12pt" style:font-size-asian="12pt" style:font-size-complex="12pt"/>
    </style:style>
    <style:style style:name="P10" style:family="paragraph" style:parent-style-name="Standard">
      <style:text-properties fo:color="#000000" style:font-name="Times New Roman" fo:font-size="12pt" style:font-size-asian="12pt" style:font-size-complex="12pt"/>
    </style:style>
    <style:style style:name="P11" style:family="paragraph" style:parent-style-name="Standard">
      <style:text-properties fo:color="#000000" style:font-name="Times New Roman" fo:font-size="10pt" style:font-size-asian="10pt" style:font-size-complex="10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ahoma" fo:font-size="12pt" style:font-name-asian="Tahoma" style:font-size-asian="12pt" style:font-name-complex="Tahoma" style:font-size-complex="12pt"/>
    </style:style>
    <style:style style:name="P18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_7e_LT_7e_Untertitel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letter-kerning="true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P23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P24" style:family="paragraph" style:parent-style-name="Standard_7e_LT_7e_Untertitel">
      <style:paragraph-properties fo:margin-left="0cm" fo:margin-right="0cm" fo:line-height="100%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letter-kerning="tru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25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letter-kerning="true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26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_7e_LT_7e_Untertitel">
      <style:paragraph-properties fo:margin-left="0cm" fo:margin-right="0cm" fo:line-height="200%" fo:text-align="start" style:justify-single-word="false" fo:text-indent="0cm" style:auto-text-indent="false" style:text-autospace="non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Tomaha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_7e_LT_7e_Untertitel">
      <style:paragraph-properties fo:margin-left="0cm" fo:margin-right="0cm" fo:line-height="100%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P31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P32" style:family="paragraph" style:parent-style-name="Standard_7e_LT_7e_Untertitel">
      <style:paragraph-properties fo:text-align="start" style:justify-single-word="fals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_7e_LT_7e_Untertitel">
      <style:text-properties fo:color="#0000ff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_7e_LT_7e_Titel">
      <style:paragraph-properties fo:text-align="start" style:justify-single-word="false" style:text-autospace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_7e_LT_7e_Titel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36" style:family="paragraph" style:parent-style-name="Text_20_body">
      <style:paragraph-properties fo:line-height="150%" fo:orphans="2" fo:widows="2"/>
    </style:style>
    <style:style style:name="P37" style:family="paragraph" style:parent-style-name="Text_20_body">
      <style:paragraph-properties fo:line-height="150%" fo:orphans="2" fo:widows="2"/>
      <style:text-properties fo:font-size="12pt" style:font-size-asian="12pt" style:font-size-complex="12pt"/>
    </style:style>
    <style:style style:name="P38" style:family="paragraph" style:parent-style-name="Text_20_body" style:list-style-name="L2">
      <style:paragraph-properties fo:line-height="150%" fo:orphans="2" fo:widows="2"/>
      <style:text-properties fo:font-size="12pt" style:font-size-asian="12pt" style:font-size-complex="12p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Text_20_body">
      <style:paragraph-properties fo:margin-left="0cm" fo:margin-right="0cm" fo:margin-top="0.529cm" fo:margin-bottom="0.529cm" fo:line-height="140%" fo:orphans="2" fo:widows="2" fo:text-indent="0cm" style:auto-text-indent="false" fo:padding-left="0.318cm" fo:padding-right="0cm" fo:padding-top="0cm" fo:padding-bottom="0cm" fo:border-left="0.088cm solid #4caf50" fo:border-right="none" fo:border-top="none" fo:border-bottom="none"/>
      <style:text-properties fo:font-variant="normal" fo:text-transform="none" fo:color="#a52a2a" style:font-name="Consolas" fo:font-size="12pt" fo:letter-spacing="normal" fo:font-style="normal" fo:font-weight="normal" fo:background-color="#ffffff"/>
    </style:style>
    <style:style style:name="P42" style:family="paragraph" style:parent-style-name="Text_20_body" style:list-style-name="L2">
      <style:paragraph-properties fo:margin-top="0cm" fo:margin-bottom="0cm" fo:line-height="150%" fo:orphans="2" fo:widows="2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43" style:family="paragraph" style:parent-style-name="Text_20_body">
      <style:paragraph-properties fo:margin-top="0cm" fo:margin-bottom="0cm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Consolas" fo:font-size="12pt" fo:letter-spacing="normal"/>
    </style:style>
    <style:style style:name="T2" style:family="text">
      <style:text-properties fo:font-variant="normal" fo:text-transform="none" fo:color="#000000" style:font-name="Consolas" fo:letter-spacing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fo:background-color="#f1f1f1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fo:background-color="#f1f1f1" style:font-size-asian="12pt" style:font-size-complex="12pt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 fo:background-color="#f1f1f1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1.25pt" fo:letter-spacing="norma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000000" style:font-name="Verdana" fo:letter-spacing="normal" fo:font-style="normal" fo:font-weight="normal"/>
    </style:style>
    <style:style style:name="T9" style:family="text">
      <style:text-properties fo:font-variant="normal" fo:text-transform="none" fo:color="#000000" style:font-name="Verdana" fo:letter-spacing="normal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dc143c" style:font-name="Times New Roman" fo:font-size="12pt" fo:letter-spacing="normal" fo:font-style="normal" fo:font-weight="normal" fo:background-color="#f1f1f1"/>
    </style:style>
    <style:style style:name="T12" style:family="text">
      <style:text-properties fo:font-variant="normal" fo:text-transform="none" fo:color="#dc143c" style:font-name="Times New Roman" fo:font-size="12pt" fo:letter-spacing="normal" fo:font-style="normal" fo:font-weight="normal" fo:background-color="#f1f1f1" style:font-size-asian="12pt" style:font-size-complex="12pt"/>
    </style:style>
    <style:style style:name="T13" style:family="text">
      <style:text-properties fo:font-variant="normal" fo:text-transform="none" fo:color="#dc143c" style:font-name="Times New Roman" fo:letter-spacing="normal" fo:font-style="normal" fo:font-weight="normal" fo:background-color="#f1f1f1"/>
    </style:style>
    <style:style style:name="T14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15" style:family="text">
      <style:text-properties fo:font-variant="normal" fo:text-transform="none" fo:color="#0000cd" style:font-name="Consolas" fo:letter-spacing="normal" fo:font-style="normal" fo:font-weight="normal"/>
    </style:style>
    <style:style style:name="T16" style:family="text">
      <style:text-properties fo:font-variant="normal" fo:text-transform="none" fo:color="#ffffff" style:text-line-through-style="none" style:font-name="Verdana" fo:font-size="11.25pt" fo:letter-spacing="normal" fo:font-style="normal" style:text-underline-style="none" fo:font-weight="normal" style:text-blinking="false" fo:background-color="#4caf50"/>
    </style:style>
    <style:style style:name="T1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size="10pt" fo:font-style="normal" fo:text-shadow="none" style:text-underline-style="none" style:letter-kerning="true" style:font-name-asian="Arial1" style:font-size-asian="10pt" style:font-style-asian="normal" style:font-name-complex="Arial1" style:font-size-complex="10pt" style:font-style-complex="normal" style:text-emphasize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20" style:family="text">
      <style:text-properties fo:color="#0000c0"/>
    </style:style>
    <style:style style:name="T21" style:family="text">
      <style:text-properties fo:color="#0000c0" style:text-outline="false" style:text-line-through-style="none" style:font-name="Times New Roman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00c0" style:font-name="Times New Roman" fo:font-weight="normal" style:font-name-asian="Times New Roman" style:font-weight-asian="normal" style:font-name-complex="Times New Roman" style:font-weight-complex="normal"/>
    </style:style>
    <style:style style:name="T23" style:family="text">
      <style:text-properties fo:color="#0000ff"/>
    </style:style>
    <style:style style:name="T24" style:family="text">
      <style:text-properties style:font-name="Tahoma" style:font-name-asian="Tahoma" style:font-name-complex="Tahoma"/>
    </style:style>
    <style:style style:name="T25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26" style:family="text">
      <style:text-properties style:font-name="Tomaha"/>
    </style:style>
    <style:style style:name="T27" style:family="text">
      <style:text-properties fo:color="#000000"/>
    </style:style>
    <style:style style:name="T28" style:family="text">
      <style:text-properties fo:color="#000000" style:text-outline="false" style:text-line-through-style="none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9" style:family="text">
      <style:text-properties style:font-name="Tomaha"/>
    </style:style>
    <style:style style:name="T30" style:family="text">
      <style:text-properties style:font-name="Tomaha" fo:font-size="12pt" style:font-size-asian="12pt" style:font-size-complex="12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color="#ff0000"/>
    </style:style>
    <style:style style:name="T33" style:family="text">
      <style:text-properties fo:color="#0000c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1">Technikerschule Erlangen</text:p>
          </table:table-cell>
          <table:table-cell table:style-name="Tabelle1.A1" office:value-type="string">
            <text:p text:style-name="P11">Thema: <text:s/>CSS Background-Image</text:p>
          </table:table-cell>
          <table:table-cell table:style-name="Tabelle1.C1" office:value-type="string">
            <text:p text:style-name="P11">Datum:</text:p>
          </table:table-cell>
        </table:table-row>
        <table:table-row>
          <table:table-cell table:style-name="Tabelle1.A2" office:value-type="string">
            <text:p text:style-name="P11">Internet Technologie</text:p>
          </table:table-cell>
          <table:table-cell table:style-name="Tabelle1.A2" office:value-type="string">
            <text:p text:style-name="P10"/>
          </table:table-cell>
          <table:table-cell table:style-name="Tabelle1.C2" office:value-type="string">
            <text:p text:style-name="P11">Schuljahr 2016/17</text:p>
          </table:table-cell>
        </table:table-row>
      </table:table>
      <text:p text:style-name="P12"/>
      <text:p text:style-name="P1">Hintergrundbilder (<text:span text:style-name="T19">Background Image)</text:span></text:p>
      <text:p text:style-name="P5"/>
      <text:p text:style-name="P35"><text:span text:style-name="T21">background-image: url([URI])</text:span><text:span text:style-name="T17"> <text:tab/>Hintergrundgrafik bestimmen</text:span></text:p>
      <text:p text:style-name="P34"/>
      <text:p text:style-name="P34">Dieses Bild wird dann über die ganze Fläche des Elements wiederholt. Dafür sorgt die Eigenschaft: </text:p>
      <text:p text:style-name="P34"/>
      <text:p text:style-name="P18"><text:span text:style-name="T20">background-repeat:</text:span> Wiederholungsverhalten einer Hintergrundgrafik kontrollieren. </text:p>
      <text:p text:style-name="P18">Erlaubt ist eine der folgenden Angaben: </text:p>
      <text:p text:style-name="P30"><text:span text:style-name="T21"><text:tab/>repeat</text:span><text:span text:style-name="T17"> = wiederholen (Standardeinstellung).</text:span></text:p>
      <text:p text:style-name="P30"><text:span text:style-name="T17"><text:tab/></text:span><text:span text:style-name="T21">repeat-x</text:span><text:span text:style-name="T17"> = nur "eine Zeile lang" waagerecht wiederholen.</text:span></text:p>
      <text:p text:style-name="P30"><text:span text:style-name="T17"><text:tab/></text:span><text:span text:style-name="T21">repeat-y</text:span><text:span text:style-name="T17"> = nur <text:tab/>"eine Spalte lang" senkrecht wiederholen.</text:span></text:p>
      <text:p text:style-name="P30"><text:span text:style-name="T17"><text:tab/></text:span><text:span text:style-name="T21">no-repeat</text:span><text:span text:style-name="T17"> = nicht wiederholen, nur als Einzelbild anzeigen.</text:span></text:p>
      <text:p text:style-name="P3"/>
      <text:p text:style-name="P3">Beispiele unter: </text:p>
      <text:p text:style-name="P2"><text:a xlink:type="simple" xlink:href="http://www.w3schools.com/css/css_background.asp" text:style-name="Internet_20_link" text:visited-style-name="Visited_20_Internet_20_Link"><text:span text:style-name="T31">http://www.w3schools.com/css/css_background.asp</text:span></text:a><text:span text:style-name="T31"> <text:tab/>→ Set position and <text:s/>no-repeat</text:span></text:p>
      <text:p text:style-name="P3"/>
      <text:p text:style-name="P3">1. Aufgabe: Lassen Sie das Bild, nur waagerecht wiederholen. 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7">CSS-Styling <text:s text:c="57"/>Aufgabe:</text:p>
          </table:table-cell>
        </table:table-row>
        <table:table-row>
          <table:table-cell table:style-name="Tabelle2.A2" office:value-type="string">
            <text:p text:style-name="P17">body {</text:p>
            <text:p text:style-name="P17"><text:s text:c="4"/>background-image: url("img_tree.png");</text:p>
            <text:p text:style-name="P17"/>
            <text:p text:style-name="P17"><text:s text:c="4"/>_______________________________________________________ (1)</text:p>
            <text:p text:style-name="P17"/>
            <text:p text:style-name="P17"><text:s text:c="3"/>________________________________________________________(2)</text:p>
            <text:p text:style-name="P17"/>
            <text:p text:style-name="P17"><text:s text:c="3"/>________________________________________________________(3)</text:p>
            <text:p text:style-name="P17">}</text:p>
          </table:table-cell>
        </table:table-row>
      </table:table>
      <text:p text:style-name="P31"/>
      <text:p text:style-name="P13">Position bestimmen</text:p>
      <text:p text:style-name="P14"/>
      <text:p text:style-name="P32"><text:span text:style-name="T20">background-position: <text:tab/></text:span>gibt die linke obere Ecke x und y Wert an. </text:p>
      <text:p text:style-name="P32"/>
      <text:p text:style-name="P32">Feste Werte sind möglich – aber unflexible. Besser sind Angaben wie:</text:p>
      <text:p text:style-name="P18"/>
      <text:p text:style-name="P30"><text:span text:style-name="T21"><text:tab/>top</text:span><text:span text:style-name="T17"> = vertikal obenbündig.</text:span></text:p>
      <text:p text:style-name="P30"><text:span text:style-name="T17"><text:tab/></text:span><text:span text:style-name="T21">bottom</text:span><text:span text:style-name="T17"> = vertikal untenbündig.</text:span></text:p>
      <text:p text:style-name="P30"><text:span text:style-name="T17"><text:tab/></text:span><text:span text:style-name="T21">center</text:span><text:span text:style-name="T17"> = zentriert ( </text:span><text:span text:style-name="T21">center center</text:span><text:span text:style-name="T17"> als </text:span><text:span text:style-name="T21">center</text:span><text:span text:style-name="T17"> zusammengefasst).</text:span></text:p>
      <text:p text:style-name="P30"><text:span text:style-name="T17"><text:tab/></text:span><text:span text:style-name="T21">left</text:span><text:span text:style-name="T17"> = horizontal linksbündig.</text:span></text:p>
      <text:p text:style-name="P30"><text:span text:style-name="T17"><text:tab/></text:span><text:span text:style-name="T21">right</text:span><text:span text:style-name="T17"> = horizontal rechtsbündig. </text:span></text:p>
      <text:p text:style-name="P3"/>
      <text:p text:style-name="P3">2. Aufgabe: Geben Sie unter 1. Aufgabe (Tabelle, die CSS Einstellung, die das Bild links unten positioniert.)</text:p>
      <text:p text:style-name="P3"/>
      <text:p text:style-name="P3">Warum rutscht das Bild dann nach oben? _____________________________________________________</text:p>
      <text:p text:style-name="P3">Ergänzen Sie Elemente um ihre Annahme zu bestätigen. </text:p>
      <text:p text:style-name="P3"><text:soft-page-break/></text:p>
      <text:p text:style-name="P20">Was passiert beim Scrollen? <text:s text:c="3"/></text:p>
      <text:p text:style-name="P3"/>
      <text:p text:style-name="P18"><text:span text:style-name="T20">background-attachment:</text:span> Scroll-Verhalten einer Hintergrundgrafik kontrollieren. </text:p>
      <text:p text:style-name="P18">Erlaubt ist eine der folgenden Angaben.</text:p>
      <text:p text:style-name="P18"/>
      <text:p text:style-name="P30"><text:span text:style-name="T21"><text:tab/>scroll</text:span><text:span text:style-name="T17"> = mitscrollen (Voreinstellung), orientiert sich an der Position</text:span></text:p>
      <text:p text:style-name="P24"><text:span text:style-name="T25"><text:tab/></text:span><text:span text:style-name="T22">fixed</text:span><text:span text:style-name="T25"> = Hintergrundbild bleibt stehen</text:span></text:p>
      <text:p text:style-name="P3"/>
      <text:p text:style-name="P3">3. Aufgabe: Lassen Sie das Bild unter 1. Aufgabe an der Position verharren wenn gescrollt wird. Ergänzen Sie Elemente um Scrollen zu können.</text:p>
      <text:p text:style-name="P3"/>
      <text:p text:style-name="P23">Verkürzte Schreibweise für Hintergrundbilder:</text:p>
      <text:p text:style-name="P3"/>
      <text:p text:style-name="P3"><text:span text:style-name="T2">background: </text:span> </text:p>
      <text:p text:style-name="P3"/>
      <text:p text:style-name="P40">Eigenschaften in dieser Reihenfolge angeben:</text:p>
      <text:list xml:id="list2585873637735510188" text:style-name="L1">
        <text:list-item>
          <text:p text:style-name="P6"><text:span text:style-name="Source_20_Text"><text:span text:style-name="T12">b</text:span></text:span><text:span text:style-name="Source_20_Text"><text:span text:style-name="T4">ackground-color</text:span></text:span></text:p>
        </text:list-item>
        <text:list-item>
          <text:p text:style-name="P6"><text:span text:style-name="Source_20_Text"><text:span text:style-name="T4">background-image</text:span></text:span></text:p>
        </text:list-item>
        <text:list-item>
          <text:p text:style-name="P6"><text:span text:style-name="Source_20_Text"><text:span text:style-name="T4">background-repeat</text:span></text:span></text:p>
        </text:list-item>
        <text:list-item>
          <text:p text:style-name="P6"><text:span text:style-name="Source_20_Text"><text:span text:style-name="T4">background-attachment</text:span></text:span></text:p>
        </text:list-item>
        <text:list-item>
          <text:p text:style-name="P6"><text:span text:style-name="Source_20_Text"><text:span text:style-name="T4">background-position</text:span></text:span></text:p>
        </text:list-item>
      </text:list>
      <text:p text:style-name="P15"/>
      <text:p text:style-name="P15">4. <text:span text:style-name="T26">Aufgabe: Geben Sie die verkürzte Schreibweise für unsere Aufgaben oben an.</text:span> </text:p>
      <text:p text:style-name="P15">(Farbe <text:span text:style-name="T15">#ffffff</text:span><text:span text:style-name="T8"> )</text:span></text:p>
      <text:p text:style-name="P7"/>
      <text:p text:style-name="P16"><text:span text:style-name="T8">Testen Sie sich durch die angegebenen Aufgabe: </text:span><text:span text:style-name="T9">Test Yourself with Exercises!</text:span></text:p>
      <text:p text:style-name="P8"/>
      <text:p text:style-name="P7"/>
      <text:p text:style-name="P4">In CSS3 sind zusätzlich noch möglich:</text:p>
      <text:p text:style-name="P3"/>
      <text:p text:style-name="P2"><text:span text:style-name="T31"><text:tab/><text:tab/><text:tab/><text:tab/><text:tab/><text:tab/></text:span><text:a xlink:type="simple" xlink:href="http://www.w3schools.com/css/css3_backgrounds.asp" text:style-name="Internet_20_link" text:visited-style-name="Visited_20_Internet_20_Link"><text:span text:style-name="T31">http://www.w3schools.com/css/css3_backgrounds.asp</text:span></text:a></text:p>
      <text:p text:style-name="P22"/>
      <text:p text:style-name="P23">Anderer Bezugspunkt der Positionsangabe:</text:p>
      <text:p text:style-name="P3"/>
      <text:p text:style-name="P18"><text:span text:style-name="T23">background-origin:<text:tab/></text:span>gibt an, worauf <text:s/>sich die Position bezieht (CSS3)</text:p>
      <text:p text:style-name="P26"/>
      <text:p text:style-name="P18">Mögliche Angaben:</text:p>
      <text:p text:style-name="P18"/>
      <text:p text:style-name="P19"><text:tab/><text:span text:style-name="T23">padding-box<text:tab/><text:tab/>________________________________________________________</text:span></text:p>
      <text:p text:style-name="P27"><text:tab/>border-box<text:tab/><text:tab/>_______________________________________________________<text:tab/></text:p>
      <text:p text:style-name="P27"><text:tab/>content-box<text:tab/><text:tab/>_______________________________________________________</text:p>
      <text:p text:style-name="P27"><text:tab/>initial<text:tab/><text:tab/><text:tab/>Vorgabewert </text:p>
      <text:p text:style-name="P27"><text:tab/>inherit <text:tab/><text:tab/><text:tab/>vererbt</text:p>
      <text:p text:style-name="P26"><text:soft-page-break/><text:tab/><text:tab/></text:p>
      <text:p text:style-name="P29">5. <text:span text:style-name="T26">Aufgabe: <text:s/>Ergänzen Sie jetzt in unseren Beispiel – border mit margin und padding um, die drei erste Werte der möglichen Angaben zu erklären.</text:span></text:p>
      <text:p text:style-name="P28"/>
      <text:p text:style-name="P25">Grössenangabe des Hintergrundbildes</text:p>
      <text:p text:style-name="P33"/>
      <text:p text:style-name="P32"><text:span text:style-name="T23">background-size</text:span>: h b</text:p>
      <text:p text:style-name="P32"/>
      <text:p text:style-name="P18">erste Wert Breite (width) - zweite Höhe (height) des Hintergrundbildes </text:p>
      <text:p text:style-name="P18"/>
      <text:p text:style-name="P18">Beachte: bei prozentualen Berechnung nicht von Grösse des Bildes ausgegangen, sondern von Grösse des zu belegenden Hintergrundbereiches <text:span text:style-name="T24"><text:tab/></text:span># background_size.html</text:p>
      <text:p text:style-name="P3"/>
      <text:p text:style-name="P18"><text:span text:style-name="T23">background-size: 75% </text:span><text:s/></text:p>
      <text:p text:style-name="P18">Hier gilt 75% auto → Auch hier gilt, ist der zweite Wert aber nicht angegeben, wird dafür der Wert “auto” angenommen</text:p>
      <text:p text:style-name="P3"/>
      <text:p text:style-name="P26">background-size: contain;</text:p>
      <text:p text:style-name="P18">wird der ganze auszufüllende Hintergrund befüllt, unter Einbehaltung des originalen Seitenverhältnisses</text:p>
      <text:p text:style-name="P3"/>
      <text:p text:style-name="P26">background-size: cover;</text:p>
      <text:p text:style-name="P18">wird der ganze auszufüllende Hintergrund befüllt, ohne Einbehaltung des originalen Seitenverhältnisses</text:p>
      <text:p text:style-name="P15"/>
      <text:p text:style-name="P15"><text:span text:style-name="T26">6. Aufgabe</text:span></text:p>
      <text:p text:style-name="P9">Weitere Werte siehe: <text:span text:style-name="T28">http://www.w3schools.com/cssref/css3_pr_background-size.asp</text:span></text:p>
      <text:p text:style-name="P32"/>
      <text:p text:style-name="P13">Bildbereich angeben</text:p>
      <text:p text:style-name="P15"/>
      <text:p text:style-name="P15">background-clip </text:p>
      <text:p text:style-name="P15"><text:span text:style-name="T8"/></text:p>
      <text:p text:style-name="P39">Kann drei Werte annehmen: <text:tab/><text:tab/></text:p>
      <text:list xml:id="list5072005354398350171" text:style-name="L2">
        <text:list-header>
          <text:p text:style-name="P42">border-box - (Standardwert) <text:s/>______________________________________</text:p>
          <text:p text:style-name="P42">padding-box ____________________________________________________</text:p>
          <text:p text:style-name="P38"><text:span text:style-name="T8">content-box ____________________________________________________</text:span></text:p>
        </text:list-header>
      </text:list>
      <text:p text:style-name="P37"><text:span text:style-name="T8">7.Aufgabe Finden Sie heraus was diese Werte bedeuten. </text:span></text:p>
      <text:p text:style-name="P36"><text:a xlink:type="simple" xlink:href="http://www.w3schools.com/css/tryit.asp?filename=trycss3_background-clip" text:style-name="Internet_20_link" text:visited-style-name="Visited_20_Internet_20_Link"><text:span text:style-name="T10">http://www.w3schools.com/css/tryit.asp?filename=trycss3_background-clip</text:span></text:a></text:p>
      <text:p text:style-name="P43">8. Aufgabe: Exercises ausprobieren:</text:p>
      <text:p text:style-name="P43"><text:tab/><text:tab/><text:tab/><text:tab/>http://www.w3schools.com/css/css3_backgrounds.asp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Mangal2" svg:font-family="Mangal"/>
    <style:font-face style:name="OpenSymbol" svg:font-family="OpenSymbol"/>
    <style:font-face style:name="Segoe UI" svg:font-family="'Segoe UI', Arial, sans-serif"/>
    <style:font-face style:name="Tomaha" svg:font-family="Tomaha"/>
    <style:font-face style:name="Verdana" svg:font-family="Verdan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1" style:font-size-complex="14pt" style:font-weight-complex="bold"/>
    </style:style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10-16T19:49:25.52</meta:creation-date>
    <dc:date>2016-10-23T20:04:51.38</dc:date>
    <dc:creator>Yvonne Fitzgerald</dc:creator>
    <meta:editing-duration>PT3H48M45S</meta:editing-duration>
    <meta:editing-cycles>29</meta:editing-cycles>
    <meta:generator>OpenOffice/4.1.1$Win32 OpenOffice.org_project/411m6$Build-9775</meta:generator>
    <meta:document-statistic meta:table-count="2" meta:image-count="0" meta:object-count="0" meta:page-count="3" meta:paragraph-count="86" meta:word-count="457" meta:character-count="4304"/>
  </office:meta>
</office:document-meta>
</file>